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b729c" officeooo:paragraph-rsid="001b729c"/>
    </style:style>
    <style:style style:name="P2" style:family="paragraph" style:parent-style-name="Text_20_body" style:list-style-name="L2">
      <style:text-properties officeooo:rsid="001b729c" officeooo:paragraph-rsid="001b729c"/>
    </style:style>
    <style:style style:name="P3" style:family="paragraph" style:parent-style-name="Text_20_body" style:list-style-name="L3">
      <style:text-properties officeooo:rsid="001b729c" officeooo:paragraph-rsid="001b729c"/>
    </style:style>
    <style:style style:name="P4" style:family="paragraph" style:parent-style-name="Text_20_body" style:list-style-name="L4">
      <style:text-properties officeooo:rsid="001b729c" officeooo:paragraph-rsid="001b729c"/>
    </style:style>
    <style:style style:name="P5" style:family="paragraph" style:parent-style-name="Text_20_body" style:list-style-name="L4">
      <style:text-properties officeooo:rsid="001ba0ef" officeooo:paragraph-rsid="001ba0ef"/>
    </style:style>
    <style:style style:name="P6" style:family="paragraph" style:parent-style-name="Text_20_body" style:list-style-name="L2">
      <style:text-properties officeooo:rsid="001ba0ef" officeooo:paragraph-rsid="001ba0ef"/>
    </style:style>
    <style:style style:name="P7" style:family="paragraph" style:parent-style-name="Text_20_body">
      <style:text-properties officeooo:rsid="001c7a96" officeooo:paragraph-rsid="001c7a96"/>
    </style:style>
    <style:style style:name="P8" style:family="paragraph" style:parent-style-name="Title">
      <style:text-properties officeooo:rsid="0018af38" officeooo:paragraph-rsid="0018af38"/>
    </style:style>
    <style:style style:name="P9" style:family="paragraph" style:parent-style-name="Heading_20_1">
      <style:text-properties officeooo:rsid="0018af38" officeooo:paragraph-rsid="0018af38"/>
    </style:style>
    <style:style style:name="P10" style:family="paragraph" style:parent-style-name="Heading_20_2">
      <style:text-properties officeooo:rsid="0018af38" officeooo:paragraph-rsid="0018af38"/>
    </style:style>
    <style:style style:name="P11" style:family="paragraph" style:parent-style-name="Heading_20_2">
      <style:text-properties officeooo:rsid="001a9af0" officeooo:paragraph-rsid="001a9af0"/>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Heading_20_3">
      <style:text-properties officeooo:rsid="0018af38" officeooo:paragraph-rsid="0018af38"/>
    </style:style>
    <style:style style:name="P14" style:family="paragraph" style:parent-style-name="Heading_20_3">
      <style:text-properties officeooo:rsid="001b729c" officeooo:paragraph-rsid="001b729c"/>
    </style:style>
    <style:style style:name="P15" style:family="paragraph" style:parent-style-name="Heading_20_3">
      <style:text-properties officeooo:paragraph-rsid="001b729c"/>
    </style:style>
    <style:style style:name="P16" style:family="paragraph" style:parent-style-name="Heading_20_3">
      <style:text-properties officeooo:rsid="001ba0ef" officeooo:paragraph-rsid="001ba0ef"/>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1">
      <style:text-properties officeooo:rsid="001b729c" officeooo:paragraph-rsid="001b729c"/>
    </style:style>
    <style:style style:name="T1" style:family="text">
      <style:text-properties officeooo:rsid="001b729c"/>
    </style:style>
    <style:style style:name="T2" style:family="text">
      <style:text-properties officeooo:rsid="001ba0e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oblin Hero Docs</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105_1011261061" text:style-name="Index_20_Link" text:visited-style-name="Index_20_Link">Story<text:tab/>2</text:a></text:p>
          <text:p text:style-name="P12"><text:a xlink:type="simple" xlink:href="#__RefHeading___Toc109_1011261061" text:style-name="Index_20_Link" text:visited-style-name="Index_20_Link">Characters<text:tab/>2</text:a></text:p>
          <text:p text:style-name="P17"><text:a xlink:type="simple" xlink:href="#__RefHeading___Toc121_1011261061" text:style-name="Index_20_Link" text:visited-style-name="Index_20_Link">Protag<text:tab/>2</text:a></text:p>
          <text:p text:style-name="P17"><text:a xlink:type="simple" xlink:href="#__RefHeading___Toc123_1011261061" text:style-name="Index_20_Link" text:visited-style-name="Index_20_Link">Villains<text:tab/>2</text:a></text:p>
          <text:p text:style-name="P17"><text:a xlink:type="simple" xlink:href="#__RefHeading___Toc125_1011261061" text:style-name="Index_20_Link" text:visited-style-name="Index_20_Link">Allies<text:tab/>2</text:a></text:p>
          <text:p text:style-name="P17"><text:a xlink:type="simple" xlink:href="#__RefHeading___Toc127_1011261061" text:style-name="Index_20_Link" text:visited-style-name="Index_20_Link">Major Figures<text:tab/>2</text:a></text:p>
          <text:p text:style-name="P17"><text:a xlink:type="simple" xlink:href="#__RefHeading___Toc129_1011261061" text:style-name="Index_20_Link" text:visited-style-name="Index_20_Link">Smallfolk<text:tab/>2</text:a></text:p>
          <text:p text:style-name="P12"><text:a xlink:type="simple" xlink:href="#__RefHeading___Toc111_1011261061" text:style-name="Index_20_Link" text:visited-style-name="Index_20_Link">Places<text:tab/>2</text:a></text:p>
          <text:p text:style-name="P12"><text:a xlink:type="simple" xlink:href="#__RefHeading___Toc113_1011261061" text:style-name="Index_20_Link" text:visited-style-name="Index_20_Link">Quests<text:tab/>2</text:a></text:p>
          <text:p text:style-name="P17"><text:a xlink:type="simple" xlink:href="#__RefHeading___Toc140_1011261061" text:style-name="Index_20_Link" text:visited-style-name="Index_20_Link">Main Quest<text:tab/>2</text:a></text:p>
          <text:p text:style-name="P17"><text:a xlink:type="simple" xlink:href="#__RefHeading___Toc142_1011261061" text:style-name="Index_20_Link" text:visited-style-name="Index_20_Link">Region Quests<text:tab/>2</text:a></text:p>
          <text:p text:style-name="P17"><text:a xlink:type="simple" xlink:href="#__RefHeading___Toc144_1011261061" text:style-name="Index_20_Link" text:visited-style-name="Index_20_Link">City Quests<text:tab/>2</text:a></text:p>
          <text:p text:style-name="P17"><text:a xlink:type="simple" xlink:href="#__RefHeading___Toc146_1011261061" text:style-name="Index_20_Link" text:visited-style-name="Index_20_Link">Other Quests<text:tab/>2</text:a></text:p>
          <text:p text:style-name="P18"><text:a xlink:type="simple" xlink:href="#__RefHeading___Toc107_1011261061" text:style-name="Index_20_Link" text:visited-style-name="Index_20_Link">Stuff to do<text:tab/>2</text:a></text:p>
          <text:p text:style-name="P12"><text:a xlink:type="simple" xlink:href="#__RefHeading___Toc115_1011261061" text:style-name="Index_20_Link" text:visited-style-name="Index_20_Link">Resources<text:tab/>2</text:a></text:p>
          <text:p text:style-name="P12"><text:a xlink:type="simple" xlink:href="#__RefHeading___Toc117_1011261061" text:style-name="Index_20_Link" text:visited-style-name="Index_20_Link">Coding<text:tab/>2</text:a></text:p>
          <text:p text:style-name="P12"><text:a xlink:type="simple" xlink:href="#__RefHeading___Toc119_1011261061" text:style-name="Index_20_Link" text:visited-style-name="Index_20_Link">Writing<text:tab/>3</text:a></text:p>
          <text:p text:style-name="P17"><text:a xlink:type="simple" xlink:href="#__RefHeading___Toc132_1011261061" text:style-name="Index_20_Link" text:visited-style-name="Index_20_Link">Quests<text:tab/>3</text:a></text:p>
          <text:p text:style-name="P17"><text:a xlink:type="simple" xlink:href="#__RefHeading___Toc134_1011261061" text:style-name="Index_20_Link" text:visited-style-name="Index_20_Link">Characters<text:tab/>3</text:a></text:p>
          <text:p text:style-name="P17"><text:a xlink:type="simple" xlink:href="#__RefHeading___Toc136_1011261061" text:style-name="Index_20_Link" text:visited-style-name="Index_20_Link">Places<text:tab/>3</text:a></text:p>
          <text:p text:style-name="P12"><text:a xlink:type="simple" xlink:href="#__RefHeading___Toc138_1011261061" text:style-name="Index_20_Link" text:visited-style-name="Index_20_Link">RPGBoss<text:tab/>3</text:a></text:p>
        </text:index-body>
      </text:table-of-content>
      <text:p text:style-name="Text_20_body"/>
      <text:h text:style-name="P9" text:outline-level="1"><text:bookmark-start text:name="__RefHeading___Toc105_1011261061"/><text:soft-page-break/><text:alphabetical-index-mark-start text:id="IMark86604552"/>Story<text:bookmark-end text:name="__RefHeading___Toc105_1011261061"/><text:alphabetical-index-mark-end text:id="IMark86604552"/></text:h>
      <text:h text:style-name="P10" text:outline-level="2"><text:bookmark-start text:name="__RefHeading___Toc109_1011261061"/>Characters<text:bookmark-end text:name="__RefHeading___Toc109_1011261061"/></text:h>
      <text:h text:style-name="P13" text:outline-level="3"><text:bookmark-start text:name="__RefHeading___Toc121_1011261061"/>Protag<text:bookmark-end text:name="__RefHeading___Toc121_1011261061"/></text:h>
      <text:h text:style-name="P13" text:outline-level="3"><text:bookmark-start text:name="__RefHeading___Toc123_1011261061"/>Villains<text:bookmark-end text:name="__RefHeading___Toc123_1011261061"/></text:h>
      <text:h text:style-name="P13" text:outline-level="3"><text:bookmark-start text:name="__RefHeading___Toc125_1011261061"/>Allies<text:bookmark-end text:name="__RefHeading___Toc125_1011261061"/></text:h>
      <text:h text:style-name="P13" text:outline-level="3"><text:bookmark-start text:name="__RefHeading___Toc127_1011261061"/>Major Figures<text:bookmark-end text:name="__RefHeading___Toc127_1011261061"/></text:h>
      <text:h text:style-name="P13" text:outline-level="3"><text:bookmark-start text:name="__RefHeading___Toc129_1011261061"/>Smallfolk<text:bookmark-end text:name="__RefHeading___Toc129_1011261061"/></text:h>
      <text:h text:style-name="P10" text:outline-level="2"><text:bookmark-start text:name="__RefHeading___Toc111_1011261061"/>Places<text:bookmark-end text:name="__RefHeading___Toc111_1011261061"/></text:h>
      <text:h text:style-name="P10" text:outline-level="2"><text:bookmark-start text:name="__RefHeading___Toc113_1011261061"/>Quests<text:bookmark-end text:name="__RefHeading___Toc113_1011261061"/></text:h>
      <text:h text:style-name="P16" text:outline-level="3"><text:bookmark-start text:name="__RefHeading___Toc140_1011261061"/>Main Quest<text:bookmark-end text:name="__RefHeading___Toc140_1011261061"/></text:h>
      <text:p text:style-name="P7">“Fate did not choose you. I did.” </text:p>
      <text:p text:style-name="P7">So goblins have recently begun expanding to the human realms, bringing chaos and war in their wake. The goblins are doing this because they are running out of land and resources in their homelands. They are running out of resources because their population is expanding, their population is expanding because an evil monster that was plaguing them was slain a few generations ago by the Goblin Heroes.</text:p>
      <text:p text:style-name="P7">Powerful shamans would use their mystic sight to see which goblins were chosen by Fate, and perform a dangerous ritual to catapult those goblins to the peak of mortal potential. Some would say beyond that even. The Goblin Heroes were quicker, stronger, more magical. They would learn unnaturally fast. They would shrug off wounds that should kill them. </text:p>
      <text:p text:style-name="P7">By the efforts of dozens of Heroes, leading vast armies and wielding terrible magics, the monster was slain. The goblins rejoiced in their freedom, and the next few generations were happy, wealthy, and wise. Then the overpopulation kicks in, and the human region starts to look like the right place to expand to. To the north is the Heroes Wall, and beyond it are unspeakable horrors, some even worse than the monster. To the east is the ocean, which no ship yet has been able to pass. To the </text:p>
      <text:h text:style-name="P16" text:outline-level="3"><text:bookmark-start text:name="__RefHeading___Toc142_1011261061"/><text:soft-page-break/>Region Quests<text:bookmark-end text:name="__RefHeading___Toc142_1011261061"/></text:h>
      <text:h text:style-name="P16" text:outline-level="3"><text:bookmark-start text:name="__RefHeading___Toc144_1011261061"/>City Quests<text:bookmark-end text:name="__RefHeading___Toc144_1011261061"/></text:h>
      <text:h text:style-name="P16" text:outline-level="3"><text:bookmark-start text:name="__RefHeading___Toc146_1011261061"/>Other Quests<text:bookmark-end text:name="__RefHeading___Toc146_1011261061"/></text:h>
      <text:h text:style-name="P9" text:outline-level="1"><text:bookmark-start text:name="__RefHeading___Toc107_1011261061"/>Stuff to do<text:bookmark-end text:name="__RefHeading___Toc107_1011261061"/></text:h>
      <text:h text:style-name="P10" text:outline-level="2"><text:bookmark-start text:name="__RefHeading___Toc115_1011261061"/>Resources<text:bookmark-end text:name="__RefHeading___Toc115_1011261061"/></text:h>
      <text:p text:style-name="P19">Sprites</text:p>
      <text:p text:style-name="P1">I need to get a bunch of sprites for <text:s/>the characters. I will need to try a bunch of different sizes before I get the right one.</text:p>
      <text:h text:style-name="P10" text:outline-level="2"><text:bookmark-start text:name="__RefHeading___Toc117_1011261061"/>Coding<text:bookmark-end text:name="__RefHeading___Toc117_1011261061"/></text:h>
      <text:p text:style-name="P1">There is one big coding change that I need to make, and it is a doozy. I need to have the strange directional attack thing implemented.</text:p>
      <text:p text:style-name="P1">Also, I need to have magic powers change based on what region you are in.</text:p>
      <text:h text:style-name="P10" text:outline-level="2"><text:bookmark-start text:name="__RefHeading___Toc119_1011261061"/>Writing<text:bookmark-end text:name="__RefHeading___Toc119_1011261061"/></text:h>
      <text:h text:style-name="P14" text:outline-level="3"><text:bookmark-start text:name="__RefHeading___Toc132_1011261061"/>Quests<text:bookmark-end text:name="__RefHeading___Toc132_1011261061"/></text:h>
      <text:list xml:id="list453621663637790879" text:style-name="L2">
        <text:list-item>
          <text:p text:style-name="P2">The main quest line needs to be <text:span text:style-name="T2">sketched out.</text:span></text:p>
          <text:list>
            <text:list-item>
              <text:p text:style-name="P6">The intro quest needs to be outlined.</text:p>
            </text:list-item>
          </text:list>
        </text:list-item>
        <text:list-item>
          <text:p text:style-name="P2">Side quests need to get categories and get written.</text:p>
        </text:list-item>
      </text:list>
      <text:h text:style-name="P14" text:outline-level="3"><text:bookmark-start text:name="__RefHeading___Toc134_1011261061"/>Characters<text:bookmark-end text:name="__RefHeading___Toc134_1011261061"/></text:h>
      <text:list xml:id="list6181866069721669639" text:style-name="L3">
        <text:list-item>
          <text:p text:style-name="P3">Get the main protagonist</text:p>
        </text:list-item>
        <text:list-item>
          <text:p text:style-name="P3">Get a few villains</text:p>
        </text:list-item>
        <text:list-item>
          <text:p text:style-name="P3">Get a few heroes</text:p>
        </text:list-item>
        <text:list-item>
          <text:p text:style-name="P3">Get a few major figures</text:p>
        </text:list-item>
        <text:list-item>
          <text:p text:style-name="P3">Flesh out the first town with NPCs</text:p>
        </text:list-item>
      </text:list>
      <text:h text:style-name="P15" text:outline-level="3"><text:bookmark-start text:name="__RefHeading___Toc136_1011261061"/><text:span text:style-name="T1">Places</text:span><text:bookmark-end text:name="__RefHeading___Toc136_1011261061"/></text:h>
      <text:list xml:id="list6057991308473413614" text:style-name="L4">
        <text:list-item>
          <text:p text:style-name="P4">Get the main regions sketched out.</text:p>
        </text:list-item>
        <text:list-item>
          <text:p text:style-name="P4">Get the <text:span text:style-name="T2">locations in the first region</text:span></text:p>
        </text:list-item>
        <text:list-item>
          <text:p text:style-name="P5"><text:soft-page-break/>Flesh out the first town.</text:p>
        </text:list-item>
      </text:list>
      <text:h text:style-name="P11" text:outline-level="2"><text:bookmark-start text:name="__RefHeading___Toc138_1011261061"/>RPGBoss<text:bookmark-end text:name="__RefHeading___Toc138_101126106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Beard</meta:initial-creator>
    <meta:creation-date>2017-05-11T21:56:34.300336109</meta:creation-date>
    <dc:date>2017-05-12T12:43:13.673171018</dc:date>
    <dc:creator>Alex Beard</dc:creator>
    <meta:editing-duration>PT1H31M30S</meta:editing-duration>
    <meta:editing-cycles>3</meta:editing-cycles>
    <meta:generator>LibreOffice/5.0.6.2$Linux_X86_64 LibreOffice_project/00m0$Build-2</meta:generator>
    <meta:document-statistic meta:table-count="0" meta:image-count="0" meta:object-count="0" meta:page-count="4" meta:paragraph-count="63" meta:word-count="451" meta:character-count="2407" meta:non-whitespace-character-count="2026"/>
  </office:meta>
</office:document-meta>
</file>